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00000020C2E9F041A376BA8B8.png" manifest:media-type="image/png"/>
  <manifest:file-entry manifest:full-path="Pictures/10000001000003F800000241565815977AFDDF87.png" manifest:media-type="image/png"/>
  <manifest:file-entry manifest:full-path="Pictures/100000000000060000000800E4ABBD7B4B3E8E27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27019" officeooo:paragraph-rsid="00127019"/>
    </style:style>
    <style:style style:name="P2" style:family="paragraph" style:parent-style-name="Standard">
      <style:text-properties officeooo:rsid="00127019" officeooo:paragraph-rsid="00127019"/>
    </style:style>
    <style:style style:name="P3" style:family="paragraph" style:parent-style-name="Standard">
      <style:text-properties officeooo:rsid="00127019" officeooo:paragraph-rsid="001441f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PRACTICA 4</text:p>
      <text:p text:style-name="P1"/>
      <text:p text:style-name="P1"><draw:frame draw:style-name="fr1" draw:name="Imagen1" text:anchor-type="char" svg:x="-0.058cm" svg:y="-0.016cm" svg:width="17cm" svg:height="8.98cm" draw:z-index="0"><draw:image xlink:href="Pictures/10000001000003E00000020C2E9F041A376BA8B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n2" text:anchor-type="char" svg:x="-0.265cm" svg:y="0.085cm" svg:width="17cm" svg:height="9.654cm" draw:z-index="1"><draw:image xlink:href="Pictures/10000001000003F800000241565815977AFDDF8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1" draw:name="Imagen3" text:anchor-type="char" svg:x="0.517cm" svg:y="0.032cm" svg:width="13.01cm" svg:height="17.348cm" draw:z-index="2"><draw:image xlink:href="Pictures/100000000000060000000800E4ABBD7B4B3E8E27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27T09:32:17.374000000</meta:creation-date>
    <dc:date>2023-04-27T10:20:47.523000000</dc:date>
    <meta:editing-duration>PT23M46S</meta:editing-duration>
    <meta:editing-cycles>2</meta:editing-cycles>
    <meta:generator>LibreOffice/7.3.4.2$Windows_X86_64 LibreOffice_project/728fec16bd5f605073805c3c9e7c4212a0120dc5</meta:generator>
    <meta:document-statistic meta:table-count="0" meta:image-count="3" meta:object-count="0" meta:page-count="2" meta:paragraph-count="2" meta:word-count="2" meta:character-count="11" meta:non-whitespace-character-count="9"/>
  </office:meta>
</office:document-meta>
</file>